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Jomolhari" fo:font-size="16pt" fo:font-weight="bold" officeooo:paragraph-rsid="001810e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Jomolhari" fo:font-size="13pt" officeooo:paragraph-rsid="00288e6d" style:font-size-asian="13pt" style:font-size-complex="13pt"/>
    </style:style>
    <style:style style:name="P3" style:family="paragraph" style:parent-style-name="Standard">
      <style:text-properties style:font-name="Jomolhari" fo:font-size="13pt" fo:font-weight="bold" officeooo:rsid="001810e1" officeooo:paragraph-rsid="001810e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Jomolhari1" fo:font-size="13pt" officeooo:rsid="0005a09a" officeooo:paragraph-rsid="00288e6d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color="#000000" style:font-name="Jomolhari1" fo:font-size="13pt" officeooo:paragraph-rsid="00288e6d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paragraph-rsid="00288e6d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3719761" officeooo:paragraph-rsid="00288e6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Jomolhari1" fo:font-size="13pt" style:text-underline-style="solid" style:text-underline-type="double" style:text-underline-width="auto" style:text-underline-color="font-color" officeooo:rsid="0005a09a" officeooo:paragraph-rsid="00288e6d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086b29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b28a2" officeooo:paragraph-rsid="007d85da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106bd6" officeooo:paragraph-rsid="007d85da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afd29" officeooo:paragraph-rsid="002afd2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386ef2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2efce" officeooo:paragraph-rsid="0086b291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cf827" officeooo:paragraph-rsid="003cf827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43487d" officeooo:paragraph-rsid="0043487d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2cfe84" officeooo:paragraph-rsid="002afd29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d103c" officeooo:paragraph-rsid="00f443d5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d42780" officeooo:paragraph-rsid="00ad103c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d7ee6d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ac8f4e" officeooo:paragraph-rsid="00fe11c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0fe11cd" officeooo:paragraph-rsid="00fe11c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bold" officeooo:rsid="0112b87c" officeooo:paragraph-rsid="0108beb1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3e0081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7ba7f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3487d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fc5a1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2429c" officeooo:paragraph-rsid="003e0081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47ba7f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3e0081" officeooo:paragraph-rsid="003e0081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47ba7f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7ba7f" officeooo:paragraph-rsid="003e0081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487d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fc5a1" officeooo:paragraph-rsid="004fc5a1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517544" officeooo:paragraph-rsid="00517544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a06894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fe11cd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0ebd495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94a78b" officeooo:paragraph-rsid="0108beb1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ad6f0a" officeooo:paragraph-rsid="00f443d5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ac8f4e" officeooo:paragraph-rsid="00ebd495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fad9e" officeooo:paragraph-rsid="0108beb1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b545c" officeooo:paragraph-rsid="0108beb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200c7" officeooo:paragraph-rsid="007200c7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7d70d7" officeooo:paragraph-rsid="008fc3c0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8fc3c0" officeooo:paragraph-rsid="008fc3c0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07ee1" officeooo:paragraph-rsid="008fc3c0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94a78b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d7ee6d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e528b7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443d5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4a78b" officeooo:paragraph-rsid="00f9ab91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94a78b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0ffdc51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91ab7" officeooo:paragraph-rsid="0108beb1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9bf172" officeooo:paragraph-rsid="00991ab7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d42780" officeooo:paragraph-rsid="00d7ee6d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0b2b256" officeooo:paragraph-rsid="00f9ab91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normal" officeooo:rsid="011efe8c" officeooo:paragraph-rsid="0108beb1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8fc3c0" officeooo:paragraph-rsid="008fc3c0" style:font-size-asian="13pt" style:font-weight-asian="bold" style:font-size-complex="13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9f805e" officeooo:paragraph-rsid="009f805e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d42780" officeooo:paragraph-rsid="00d42780" style:font-size-asian="13pt" style:font-weight-asian="bold" style:font-size-complex="13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style:font-name="Jomolhari" fo:font-size="13pt" style:text-underline-style="none" fo:font-weight="bold" officeooo:rsid="00f9ab91" officeooo:paragraph-rsid="00f9ab91" style:font-size-asian="13pt" style:font-weight-asian="bold" style:font-size-complex="13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style:font-name="Jomolhari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Jomolhari1" fo:font-size="13pt" officeooo:paragraph-rsid="002afd29" style:font-size-asian="13pt" style:font-size-complex="13pt"/>
    </style:style>
    <style:style style:name="P72" style:family="paragraph" style:parent-style-name="Standard">
      <style:paragraph-properties fo:text-align="start" style:justify-single-word="false"/>
      <style:text-properties style:font-name="FreeMono" officeooo:paragraph-rsid="0094a78b"/>
    </style:style>
    <style:style style:name="P73" style:family="paragraph" style:parent-style-name="Standard">
      <style:text-properties style:font-name="FreeMono" officeooo:rsid="01227719" officeooo:paragraph-rsid="0108beb1"/>
    </style:style>
    <style:style style:name="P74" style:family="paragraph" style:parent-style-name="Standard">
      <style:text-properties style:font-name="FreeMono" officeooo:rsid="0121e36c" officeooo:paragraph-rsid="0108beb1"/>
    </style:style>
    <style:style style:name="P75" style:family="paragraph" style:parent-style-name="Standard">
      <style:text-properties style:font-name="FreeMono" officeooo:paragraph-rsid="0108beb1"/>
    </style:style>
    <style:style style:name="P76" style:family="paragraph" style:parent-style-name="Standard">
      <style:paragraph-properties fo:text-align="start" style:justify-single-word="false"/>
      <style:text-properties officeooo:paragraph-rsid="00907ee1"/>
    </style:style>
    <style:style style:name="P77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0ffdc51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rsid="01044023" officeooo:paragraph-rsid="0108beb1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1" fo:font-size="13pt" style:text-underline-style="none" fo:font-weight="normal" officeooo:paragraph-rsid="010b5b7a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paragraph-rsid="004cf77c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FreeMono" fo:font-size="13pt" style:text-underline-style="none" fo:font-weight="normal" officeooo:rsid="0043d33a" officeooo:paragraph-rsid="0043d33a" style:font-size-asian="13pt" style:font-weight-asian="normal" style:font-size-complex="13pt" style:font-weight-complex="normal"/>
    </style:style>
    <style:style style:name="P82" style:family="paragraph">
      <style:paragraph-properties fo:text-align="center"/>
    </style:style>
    <style:style style:name="T1" style:family="text">
      <style:text-properties officeooo:rsid="001810e1"/>
    </style:style>
    <style:style style:name="T2" style:family="text">
      <style:text-properties officeooo:rsid="0018b72f"/>
    </style:style>
    <style:style style:name="T3" style:family="text">
      <style:text-properties style:font-name="FreeMono" officeooo:rsid="007200c7"/>
    </style:style>
    <style:style style:name="T4" style:family="text">
      <style:text-properties style:font-name="FreeMono" officeooo:rsid="00ad103c"/>
    </style:style>
    <style:style style:name="T5" style:family="text">
      <style:text-properties style:font-name="FreeMono" officeooo:rsid="00b804e3"/>
    </style:style>
    <style:style style:name="T6" style:family="text">
      <style:text-properties style:font-name="FreeMono" officeooo:rsid="00b9656e"/>
    </style:style>
    <style:style style:name="T7" style:family="text">
      <style:text-properties style:font-name="FreeMono" officeooo:rsid="00cb20f3"/>
    </style:style>
    <style:style style:name="T8" style:family="text">
      <style:text-properties style:font-name="FreeMono" officeooo:rsid="00bf6866"/>
    </style:style>
    <style:style style:name="T9" style:family="text">
      <style:text-properties style:font-name="FreeMono" officeooo:rsid="00ac8f4e"/>
    </style:style>
    <style:style style:name="T10" style:family="text">
      <style:text-properties style:font-name="FreeMono" officeooo:rsid="00ea2bba"/>
    </style:style>
    <style:style style:name="T11" style:family="text">
      <style:text-properties style:font-name="FreeMono" officeooo:rsid="00ed749e"/>
    </style:style>
    <style:style style:name="T12" style:family="text">
      <style:text-properties style:font-name="FreeMono" officeooo:rsid="00eeb3a3"/>
    </style:style>
    <style:style style:name="T13" style:family="text">
      <style:text-properties style:font-name="FreeMono" officeooo:rsid="00f02d5b"/>
    </style:style>
    <style:style style:name="T14" style:family="text">
      <style:text-properties style:font-name="FreeMono" officeooo:rsid="0102d0ef"/>
    </style:style>
    <style:style style:name="T15" style:family="text">
      <style:text-properties style:font-name="FreeMono" officeooo:rsid="01044023"/>
    </style:style>
    <style:style style:name="T16" style:family="text">
      <style:text-properties style:font-name="FreeMono" officeooo:rsid="0112b87c"/>
    </style:style>
    <style:style style:name="T17" style:family="text">
      <style:text-properties style:font-name="FreeMono" officeooo:rsid="0114094b"/>
    </style:style>
    <style:style style:name="T18" style:family="text">
      <style:text-properties style:font-name="FreeMono" officeooo:rsid="0114970b"/>
    </style:style>
    <style:style style:name="T19" style:family="text">
      <style:text-properties style:font-name="FreeMono" officeooo:rsid="0118f586"/>
    </style:style>
    <style:style style:name="T20" style:family="text">
      <style:text-properties fo:font-weight="normal" officeooo:rsid="0019b933" style:font-weight-asian="normal" style:font-weight-complex="normal"/>
    </style:style>
    <style:style style:name="T21" style:family="text">
      <style:text-properties fo:font-weight="normal" officeooo:rsid="001b77f1" style:font-weight-asian="normal" style:font-weight-complex="normal"/>
    </style:style>
    <style:style style:name="T22" style:family="text">
      <style:text-properties fo:font-weight="normal" officeooo:rsid="001e4cc3" style:font-weight-asian="normal" style:font-weight-complex="normal"/>
    </style:style>
    <style:style style:name="T23" style:family="text">
      <style:text-properties fo:font-weight="normal" officeooo:rsid="001ff759" style:font-weight-asian="normal" style:font-weight-complex="normal"/>
    </style:style>
    <style:style style:name="T24" style:family="text">
      <style:text-properties fo:font-weight="normal" officeooo:rsid="0025807d" style:font-weight-asian="normal" style:font-weight-complex="normal"/>
    </style:style>
    <style:style style:name="T25" style:family="text">
      <style:text-properties fo:font-weight="normal" officeooo:rsid="00217b28" style:font-weight-asian="normal" style:font-weight-complex="normal"/>
    </style:style>
    <style:style style:name="T26" style:family="text">
      <style:text-properties fo:font-weight="normal" officeooo:rsid="0023e396" style:font-weight-asian="normal" style:font-weight-complex="normal"/>
    </style:style>
    <style:style style:name="T27" style:family="text">
      <style:text-properties fo:font-weight="normal" officeooo:rsid="00288e6d" style:font-weight-asian="normal" style:font-weight-complex="normal"/>
    </style:style>
    <style:style style:name="T28" style:family="text">
      <style:text-properties fo:font-weight="normal" officeooo:rsid="010a8fef" style:font-weight-asian="normal" style:font-weight-complex="normal"/>
    </style:style>
    <style:style style:name="T29" style:family="text">
      <style:text-properties fo:font-style="italic" officeooo:rsid="00eeb3a3" style:font-style-asian="italic" style:font-style-complex="italic"/>
    </style:style>
    <style:style style:name="T30" style:family="text">
      <style:text-properties fo:font-style="italic" officeooo:rsid="00589877" style:font-style-asian="italic" style:font-style-complex="italic"/>
    </style:style>
    <style:style style:name="T31" style:family="text">
      <style:text-properties fo:font-style="italic" officeooo:rsid="005a0a31" style:font-style-asian="italic" style:font-style-complex="italic"/>
    </style:style>
    <style:style style:name="T32" style:family="text">
      <style:text-properties fo:font-style="italic" officeooo:rsid="010b5b7a" style:font-style-asian="italic" style:font-style-complex="italic"/>
    </style:style>
    <style:style style:name="T33" style:family="text">
      <style:text-properties fo:font-style="normal" officeooo:rsid="008fc3c0" style:font-style-asian="normal" style:font-style-complex="normal"/>
    </style:style>
    <style:style style:name="T34" style:family="text">
      <style:text-properties fo:font-style="normal" officeooo:rsid="00eeb3a3" style:font-style-asian="normal" style:font-style-complex="normal"/>
    </style:style>
    <style:style style:name="T35" style:family="text">
      <style:text-properties fo:font-style="normal" officeooo:rsid="010a8fef" style:font-style-asian="normal" style:font-style-complex="normal"/>
    </style:style>
    <style:style style:name="T36" style:family="text">
      <style:text-properties fo:font-style="normal" officeooo:rsid="010b5b7a" style:font-style-asian="normal" style:font-style-complex="normal"/>
    </style:style>
    <style:style style:name="T37" style:family="text">
      <style:text-properties fo:font-style="normal" officeooo:rsid="010b6d63" style:font-style-asian="normal" style:font-style-complex="normal"/>
    </style:style>
    <style:style style:name="T38" style:family="text">
      <style:text-properties style:font-name="Liberation Serif1" fo:font-weight="normal" officeooo:rsid="00288e6d" style:font-weight-asian="normal" style:font-weight-complex="normal"/>
    </style:style>
    <style:style style:name="T39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40" style:family="text">
      <style:text-properties style:font-name="Liberation Serif1" fo:font-size="12pt" officeooo:rsid="0114094b" style:font-size-asian="12pt" style:font-size-complex="12pt"/>
    </style:style>
    <style:style style:name="T41" style:family="text">
      <style:text-properties officeooo:rsid="0032efce"/>
    </style:style>
    <style:style style:name="T42" style:family="text">
      <style:text-properties officeooo:rsid="003849c4"/>
    </style:style>
    <style:style style:name="T43" style:family="text">
      <style:text-properties officeooo:rsid="0039785f"/>
    </style:style>
    <style:style style:name="T44" style:family="text">
      <style:text-properties officeooo:rsid="003e0081"/>
    </style:style>
    <style:style style:name="T45" style:family="text">
      <style:text-properties officeooo:rsid="0042429c"/>
    </style:style>
    <style:style style:name="T46" style:family="text">
      <style:text-properties officeooo:rsid="0043487d"/>
    </style:style>
    <style:style style:name="T47" style:family="text">
      <style:text-properties officeooo:rsid="0043d33a"/>
    </style:style>
    <style:style style:name="T48" style:family="text">
      <style:text-properties officeooo:rsid="00442821"/>
    </style:style>
    <style:style style:name="T49" style:family="text">
      <style:text-properties officeooo:rsid="0044a7fd"/>
    </style:style>
    <style:style style:name="T50" style:family="text">
      <style:text-properties officeooo:rsid="00465349"/>
    </style:style>
    <style:style style:name="T51" style:family="text">
      <style:text-properties officeooo:rsid="0047ba7f"/>
    </style:style>
    <style:style style:name="T52" style:family="text">
      <style:text-properties officeooo:rsid="004a9366"/>
    </style:style>
    <style:style style:name="T53" style:family="text">
      <style:text-properties officeooo:rsid="004cf77c"/>
    </style:style>
    <style:style style:name="T54" style:family="text">
      <style:text-properties officeooo:rsid="004fc5a1"/>
    </style:style>
    <style:style style:name="T55" style:family="text">
      <style:text-properties officeooo:rsid="00517544"/>
    </style:style>
    <style:style style:name="T56" style:family="text">
      <style:text-properties officeooo:rsid="00570f5e"/>
    </style:style>
    <style:style style:name="T57" style:family="text">
      <style:text-properties officeooo:rsid="00589877"/>
    </style:style>
    <style:style style:name="T58" style:family="text">
      <style:text-properties officeooo:rsid="005b9710"/>
    </style:style>
    <style:style style:name="T59" style:family="text">
      <style:text-properties officeooo:rsid="005c6c4e"/>
    </style:style>
    <style:style style:name="T60" style:family="text">
      <style:text-properties officeooo:rsid="005d7b27"/>
    </style:style>
    <style:style style:name="T61" style:family="text">
      <style:text-properties officeooo:rsid="00618033"/>
    </style:style>
    <style:style style:name="T62" style:family="text">
      <style:text-properties officeooo:rsid="0066c4be"/>
    </style:style>
    <style:style style:name="T63" style:family="text">
      <style:text-properties style:font-name="Jomolhari" officeooo:rsid="007200c7"/>
    </style:style>
    <style:style style:name="T64" style:family="text">
      <style:text-properties style:font-name="Jomolhari" officeooo:rsid="008053f5"/>
    </style:style>
    <style:style style:name="T65" style:family="text">
      <style:text-properties style:font-name="Jomolhari" officeooo:rsid="0032efce"/>
    </style:style>
    <style:style style:name="T66" style:family="text">
      <style:text-properties style:font-name="Jomolhari" officeooo:rsid="008894f2"/>
    </style:style>
    <style:style style:name="T67" style:family="text">
      <style:text-properties style:font-name="Jomolhari" officeooo:rsid="0089ccf0"/>
    </style:style>
    <style:style style:name="T68" style:family="text">
      <style:text-properties style:font-name="Jomolhari" officeooo:rsid="008a6f9a"/>
    </style:style>
    <style:style style:name="T69" style:family="text">
      <style:text-properties style:font-name="Jomolhari" officeooo:rsid="008e3e08"/>
    </style:style>
    <style:style style:name="T70" style:family="text">
      <style:text-properties style:font-name="Jomolhari" fo:font-size="13pt" style:font-size-asian="13pt" style:font-size-complex="13pt"/>
    </style:style>
    <style:style style:name="T71" style:family="text">
      <style:text-properties style:font-name="Jomolhari" officeooo:rsid="010a8fef"/>
    </style:style>
    <style:style style:name="T72" style:family="text">
      <style:text-properties style:font-name="Jomolhari" officeooo:rsid="010b5b7a"/>
    </style:style>
    <style:style style:name="T73" style:family="text">
      <style:text-properties officeooo:rsid="006b862b"/>
    </style:style>
    <style:style style:name="T74" style:family="text">
      <style:text-properties officeooo:rsid="006e6fee"/>
    </style:style>
    <style:style style:name="T75" style:family="text">
      <style:text-properties fo:color="#000000" style:text-underline-style="none" fo:font-weight="normal" officeooo:rsid="002afd29" style:font-weight-asian="normal" style:font-weight-complex="normal"/>
    </style:style>
    <style:style style:name="T76" style:family="text">
      <style:text-properties fo:color="#000000" style:text-underline-style="none" fo:font-weight="normal" officeooo:rsid="002b32e2" style:font-weight-asian="normal" style:font-weight-complex="normal"/>
    </style:style>
    <style:style style:name="T77" style:family="text">
      <style:text-properties fo:color="#000000" style:text-underline-style="none" fo:font-weight="normal" officeooo:rsid="002cfe84" style:font-weight-asian="normal" style:font-weight-complex="normal"/>
    </style:style>
    <style:style style:name="T78" style:family="text">
      <style:text-properties fo:color="#000000" style:text-underline-style="none" fo:font-weight="normal" officeooo:rsid="010a8fef" style:font-weight-asian="normal" style:font-weight-complex="normal"/>
    </style:style>
    <style:style style:name="T79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80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81" style:family="text">
      <style:text-properties fo:color="#000000" style:font-name="Liberation Serif1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82" style:family="text">
      <style:text-properties fo:color="#000000" style:font-name="Jomolhari" fo:font-size="13pt" style:text-underline-style="none" fo:font-weight="normal" officeooo:rsid="008fc3c0" style:font-size-asian="13pt" style:font-weight-asian="normal" style:font-size-complex="13pt" style:font-weight-complex="normal"/>
    </style:style>
    <style:style style:name="T83" style:family="text">
      <style:text-properties fo:color="#000000" style:font-name="Jomolhari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84" style:family="text">
      <style:text-properties fo:color="#000000" style:font-name="Jomolhari" fo:font-size="13pt" style:text-underline-style="none" fo:font-weight="normal" officeooo:rsid="009268ba" style:font-size-asian="13pt" style:font-weight-asian="normal" style:font-size-complex="13pt" style:font-weight-complex="normal"/>
    </style:style>
    <style:style style:name="T85" style:family="text">
      <style:text-properties fo:color="#000000" style:font-name="Jomolhari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86" style:family="text">
      <style:text-properties fo:color="#000000" style:font-name="Jomolhari" fo:font-size="13pt" style:text-underline-style="none" fo:font-weight="normal" officeooo:rsid="009ba17c" style:font-size-asian="13pt" style:font-weight-asian="normal" style:font-size-complex="13pt" style:font-weight-complex="normal"/>
    </style:style>
    <style:style style:name="T87" style:family="text">
      <style:text-properties fo:color="#000000" style:font-name="Jomolhari" fo:font-size="13pt" style:text-underline-style="none" fo:font-weight="normal" officeooo:rsid="009bf172" style:font-size-asian="13pt" style:font-weight-asian="normal" style:font-size-complex="13pt" style:font-weight-complex="normal"/>
    </style:style>
    <style:style style:name="T88" style:family="text">
      <style:text-properties fo:color="#000000" style:font-name="Jomolhari" fo:font-size="13pt" style:text-underline-style="none" fo:font-weight="normal" officeooo:rsid="009efbb1" style:font-size-asian="13pt" style:font-weight-asian="normal" style:font-size-complex="13pt" style:font-weight-complex="normal"/>
    </style:style>
    <style:style style:name="T89" style:family="text">
      <style:text-properties fo:color="#000000" style:font-name="Jomolhari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90" style:family="text">
      <style:text-properties fo:color="#000000" style:font-name="Jomolhari" fo:font-size="13pt" style:text-underline-style="none" fo:font-weight="normal" officeooo:rsid="00e331a6" style:font-size-asian="13pt" style:font-weight-asian="normal" style:font-size-complex="13pt" style:font-weight-complex="normal"/>
    </style:style>
    <style:style style:name="T91" style:family="text">
      <style:text-properties fo:color="#000000" style:font-name="Jomolhari" fo:font-size="13pt" style:text-underline-style="none" fo:font-weight="normal" officeooo:rsid="010d4ed6" style:font-size-asian="13pt" style:font-weight-asian="normal" style:font-size-complex="13pt" style:font-weight-complex="normal"/>
    </style:style>
    <style:style style:name="T92" style:family="text">
      <style:text-properties fo:color="#000000" style:font-name="Jomolhari" fo:font-size="13pt" style:text-underline-style="none" fo:font-weight="bold" officeooo:rsid="00907ee1" style:font-size-asian="13pt" style:font-weight-asian="bold" style:font-size-complex="13pt" style:font-weight-complex="bold"/>
    </style:style>
    <style:style style:name="T93" style:family="text">
      <style:text-properties fo:color="#000000" style:font-name="Jomolhari" fo:font-size="13pt" fo:font-style="italic" style:text-underline-style="none" fo:font-weight="normal" officeooo:rsid="00907ee1" style:font-size-asian="13pt" style:font-style-asian="italic" style:font-weight-asian="normal" style:font-size-complex="13pt" style:font-style-complex="italic" style:font-weight-complex="normal"/>
    </style:style>
    <style:style style:name="T94" style:family="text">
      <style:text-properties fo:color="#000000" style:font-name="Jomolhari" fo:font-size="13pt" fo:font-style="italic" style:text-underline-style="none" fo:font-weight="normal" officeooo:rsid="00991ab7" style:font-size-asian="13pt" style:font-style-asian="italic" style:font-weight-asian="normal" style:font-size-complex="13pt" style:font-style-complex="italic" style:font-weight-complex="normal"/>
    </style:style>
    <style:style style:name="T95" style:family="text">
      <style:text-properties fo:color="#000000" style:font-name="Jomolhari" fo:font-size="13pt" fo:font-style="italic" style:text-underline-style="none" fo:font-weight="bold" officeooo:rsid="00907ee1" style:font-size-asian="13pt" style:font-style-asian="italic" style:font-weight-asian="bold" style:font-size-complex="13pt" style:font-style-complex="italic" style:font-weight-complex="bold"/>
    </style:style>
    <style:style style:name="T96" style:family="text">
      <style:text-properties fo:color="#000000" fo:font-size="13pt" style:text-underline-style="none" fo:font-weight="normal" officeooo:rsid="00991ab7" style:font-size-asian="13pt" style:font-weight-asian="normal" style:font-size-complex="13pt" style:font-weight-complex="normal"/>
    </style:style>
    <style:style style:name="T97" style:family="text">
      <style:text-properties fo:color="#000000" style:font-name="FreeMono" fo:font-size="13pt" style:text-underline-style="none" fo:font-weight="normal" officeooo:rsid="00907ee1" style:font-size-asian="13pt" style:font-weight-asian="normal" style:font-size-complex="13pt" style:font-weight-complex="normal"/>
    </style:style>
    <style:style style:name="T98" style:family="text">
      <style:text-properties fo:color="#000000" style:font-name="FreeMono" fo:font-size="13pt" style:text-underline-style="none" fo:font-weight="normal" officeooo:rsid="00e2d9b6" style:font-size-asian="13pt" style:font-weight-asian="normal" style:font-size-complex="13pt" style:font-weight-complex="normal"/>
    </style:style>
    <style:style style:name="T99" style:family="text">
      <style:text-properties officeooo:rsid="008fc3c0"/>
    </style:style>
    <style:style style:name="T100" style:family="text">
      <style:text-properties style:font-name="Jomolhari1" officeooo:rsid="005d7b27"/>
    </style:style>
    <style:style style:name="T101" style:family="text">
      <style:text-properties style:font-name="Jomolhari1" officeooo:rsid="005ed207"/>
    </style:style>
    <style:style style:name="T102" style:family="text">
      <style:text-properties style:font-name="Jomolhari1" officeooo:rsid="00ac8f4e"/>
    </style:style>
    <style:style style:name="T103" style:family="text">
      <style:text-properties style:font-name="Jomolhari1" officeooo:rsid="00ad103c"/>
    </style:style>
    <style:style style:name="T104" style:family="text">
      <style:text-properties style:font-name="Jomolhari1" officeooo:rsid="00ad6f0a"/>
    </style:style>
    <style:style style:name="T105" style:family="text">
      <style:text-properties style:font-name="Jomolhari1" officeooo:rsid="00b01992"/>
    </style:style>
    <style:style style:name="T106" style:family="text">
      <style:text-properties style:font-name="Jomolhari1" officeooo:rsid="00c7fe8a"/>
    </style:style>
    <style:style style:name="T107" style:family="text">
      <style:text-properties style:font-name="Jomolhari1" officeooo:rsid="00e528b7"/>
    </style:style>
    <style:style style:name="T108" style:family="text">
      <style:text-properties style:font-name="Jomolhari1" officeooo:rsid="00ffdc51"/>
    </style:style>
    <style:style style:name="T109" style:family="text">
      <style:text-properties style:font-name="Jomolhari1" officeooo:rsid="0102d0ef"/>
    </style:style>
    <style:style style:name="T110" style:family="text">
      <style:text-properties style:font-name="Jomolhari1" officeooo:rsid="01041c8a"/>
    </style:style>
    <style:style style:name="T111" style:family="text">
      <style:text-properties style:font-name="Jomolhari1" officeooo:rsid="01044023"/>
    </style:style>
    <style:style style:name="T112" style:family="text">
      <style:text-properties style:font-name="Jomolhari1" officeooo:rsid="01058896"/>
    </style:style>
    <style:style style:name="T113" style:family="text">
      <style:text-properties style:font-name="Jomolhari1" officeooo:rsid="01071934"/>
    </style:style>
    <style:style style:name="T114" style:family="text">
      <style:text-properties style:font-name="Jomolhari1" officeooo:rsid="0107ec6e"/>
    </style:style>
    <style:style style:name="T115" style:family="text">
      <style:text-properties style:font-name="Jomolhari1" officeooo:rsid="0112b87c"/>
    </style:style>
    <style:style style:name="T116" style:family="text">
      <style:text-properties style:font-name="Jomolhari1" officeooo:rsid="0114094b"/>
    </style:style>
    <style:style style:name="T117" style:family="text">
      <style:text-properties style:font-name="Jomolhari1" officeooo:rsid="0114970b"/>
    </style:style>
    <style:style style:name="T118" style:family="text">
      <style:text-properties style:font-name="Jomolhari1" officeooo:rsid="0117bdb2"/>
    </style:style>
    <style:style style:name="T119" style:family="text">
      <style:text-properties style:font-name="Jomolhari1" officeooo:rsid="01189541"/>
    </style:style>
    <style:style style:name="T120" style:family="text">
      <style:text-properties style:font-name="Jomolhari1" officeooo:rsid="0118f586"/>
    </style:style>
    <style:style style:name="T121" style:family="text">
      <style:text-properties style:font-name="Jomolhari1" officeooo:rsid="0119a69a"/>
    </style:style>
    <style:style style:name="T122" style:family="text">
      <style:text-properties officeooo:rsid="00ac8f4e"/>
    </style:style>
    <style:style style:name="T123" style:family="text">
      <style:text-properties officeooo:rsid="00b2b256"/>
    </style:style>
    <style:style style:name="T124" style:family="text">
      <style:text-properties officeooo:rsid="00b5eef6"/>
    </style:style>
    <style:style style:name="T125" style:family="text">
      <style:text-properties officeooo:rsid="00b7a7f5"/>
    </style:style>
    <style:style style:name="T126" style:family="text">
      <style:text-properties officeooo:rsid="00b804e3"/>
    </style:style>
    <style:style style:name="T127" style:family="text">
      <style:text-properties officeooo:rsid="00b9656e"/>
    </style:style>
    <style:style style:name="T128" style:family="text">
      <style:text-properties officeooo:rsid="00bc583f"/>
    </style:style>
    <style:style style:name="T129" style:family="text">
      <style:text-properties officeooo:rsid="00bf6866"/>
    </style:style>
    <style:style style:name="T130" style:family="text">
      <style:text-properties officeooo:rsid="00c03655"/>
    </style:style>
    <style:style style:name="T131" style:family="text">
      <style:text-properties officeooo:rsid="00c4efc1"/>
    </style:style>
    <style:style style:name="T132" style:family="text">
      <style:text-properties officeooo:rsid="00c9f843"/>
    </style:style>
    <style:style style:name="T133" style:family="text">
      <style:text-properties officeooo:rsid="00cb20f3"/>
    </style:style>
    <style:style style:name="T134" style:family="text">
      <style:text-properties officeooo:rsid="00da85ba"/>
    </style:style>
    <style:style style:name="T135" style:family="text">
      <style:text-properties officeooo:rsid="00dbd3c2"/>
    </style:style>
    <style:style style:name="T136" style:family="text">
      <style:text-properties officeooo:rsid="00dcc9db"/>
    </style:style>
    <style:style style:name="T137" style:family="text">
      <style:text-properties officeooo:rsid="00de3c4c"/>
    </style:style>
    <style:style style:name="T138" style:family="text">
      <style:text-properties officeooo:rsid="00de7861"/>
    </style:style>
    <style:style style:name="T139" style:family="text">
      <style:text-properties officeooo:rsid="00e00950"/>
    </style:style>
    <style:style style:name="T140" style:family="text">
      <style:text-properties officeooo:rsid="00e0f3cc"/>
    </style:style>
    <style:style style:name="T141" style:family="text">
      <style:text-properties officeooo:rsid="00ea2bba"/>
    </style:style>
    <style:style style:name="T142" style:family="text">
      <style:text-properties officeooo:rsid="00eeb3a3"/>
    </style:style>
    <style:style style:name="T143" style:family="text">
      <style:text-properties officeooo:rsid="00ef818c"/>
    </style:style>
    <style:style style:name="T144" style:family="text">
      <style:text-properties officeooo:rsid="00f02d5b"/>
    </style:style>
    <style:style style:name="T145" style:family="text">
      <style:text-properties officeooo:rsid="00f517aa"/>
    </style:style>
    <style:style style:name="T146" style:family="text">
      <style:text-properties officeooo:rsid="00f5e300"/>
    </style:style>
    <style:style style:name="T147" style:family="text">
      <style:text-properties officeooo:rsid="00f63a9c"/>
    </style:style>
    <style:style style:name="T148" style:family="text">
      <style:text-properties officeooo:rsid="00f8380e"/>
    </style:style>
    <style:style style:name="T149" style:family="text">
      <style:text-properties officeooo:rsid="010121c6"/>
    </style:style>
    <style:style style:name="T150" style:family="text">
      <style:text-properties officeooo:rsid="01041c8a"/>
    </style:style>
    <style:style style:name="T151" style:family="text">
      <style:text-properties officeooo:rsid="011b545c"/>
    </style:style>
    <style:style style:name="T152" style:family="text">
      <style:text-properties officeooo:rsid="011df6ea"/>
    </style:style>
    <style:style style:name="T153" style:family="text">
      <style:text-properties officeooo:rsid="01227719"/>
    </style:style>
    <style:style style:name="T154" style:family="text">
      <style:text-properties officeooo:rsid="0121e36c"/>
    </style:style>
    <style:style style:name="T155" style:family="text">
      <style:text-properties officeooo:rsid="010a8fef"/>
    </style:style>
    <style:style style:name="T156" style:family="text">
      <style:text-properties officeooo:rsid="010b5b7a"/>
    </style:style>
    <style:style style:name="T157" style:family="text">
      <style:text-properties officeooo:rsid="010b6d63"/>
    </style:style>
    <style:style style:name="T158" style:family="text">
      <style:text-properties officeooo:rsid="010d4ed6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text:tab/></text:span><text:span text:style-name="T1">Introduction to YACC</text:span></text:p>
      <text:p text:style-name="P3"/>
      <text:p text:style-name="P2"><text:span text:style-name="T20">YACC (Yet Another Compiler Compiler) is a tool used to generate a parser. </text:span><text:span text:style-name="T21">This document is a tutorial for the use of YACC to generate a parser for SIL. </text:span><text:span text:style-name="T22">YACC </text:span><text:span text:style-name="T23">translates the Context Free Grammar (CFG) specifications </text:span><text:span text:style-name="T24">(given as input in </text:span><text:span text:style-name="T39">input_file.y</text:span><text:span text:style-name="T24">) </text:span><text:span text:style-name="T23">into a C implementation </text:span><text:span text:style-name="T27">(</text:span><text:span text:style-name="T38">y.tab.c</text:span><text:span text:style-name="T27">) </text:span><text:span text:style-name="T23">of a corresponding </text:span><text:span text:style-name="T25">push down automaton </text:span><text:span text:style-name="T28">(</text:span><text:span text:style-name="T25">i.e., a finite state machine with a stack.</text:span><text:span text:style-name="T28">)</text:span><text:span text:style-name="T20"> </text:span><text:span text:style-name="T26">This C program when compiled, yields an executable parser.</text:span></text:p>
      <text:p text:style-name="P4"><draw:custom-shape text:anchor-type="paragraph" draw:z-index="0" draw:style-name="gr1" draw:text-style-name="P82" svg:width="1.3335in" svg:height="0.6878in" svg:x="2.6583in" svg:y="0.0917in"><text:p text:style-name="P82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3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5.5689in" svg:y="0.0756in"><draw:text-box><text:p>y.tab.c</text:p></draw:text-box></draw:frame><draw:frame text:anchor-type="paragraph" draw:z-index="14" draw:style-name="gr4" svg:width="0.8961in" svg:height="0.1925in" svg:x="0.45in" svg:y="0.0756in"><draw:text-box><text:p>input_file.y</text:p></draw:text-box></draw:frame></text:p>
      <text:p text:style-name="P4"/>
      <text:p text:style-name="P4"><text:tab/></text:p>
      <text:p text:style-name="P5"><draw:custom-shape text:anchor-type="paragraph" draw:z-index="1" draw:style-name="gr1" svg:width="1.3335in" svg:height="0.6878in" svg:x="2.6583in" svg:y="0.1425in"><text:p text:style-name="P82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4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5.5689in" svg:y="0.0756in"><draw:text-box><text:p>a.out</text:p></draw:text-box></draw:frame><draw:frame text:anchor-type="paragraph" draw:z-index="13" draw:style-name="gr3" svg:width="0.8961in" svg:height="0.2189in" svg:x="0.45in" svg:y="0.0756in"><draw:text-box><text:p>y.tab.c</text:p></draw:text-box></draw:frame></text:p>
      <text:p text:style-name="P4"/>
      <text:p text:style-name="P6"/>
      <text:p text:style-name="P7"><draw:custom-shape text:anchor-type="paragraph" draw:z-index="2" draw:style-name="gr1" svg:width="1.3335in" svg:height="0.6878in" svg:x="2.6583in" svg:y="0.1043in"><text:p text:style-name="P82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e </text:p>
      <text:p text:style-name="P8"><draw:custom-shape text:anchor-type="paragraph" draw:z-index="5" draw:style-name="gr2" svg:width="0.7504in" svg:height="0.1252in" svg:x="4.2709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1.5146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5.5689in" svg:y="0.0756in"><draw:text-box><text:p>Output</text:p></draw:text-box></draw:frame><draw:frame text:anchor-type="paragraph" draw:z-index="12" draw:style-name="gr3" svg:width="0.8961in" svg:height="0.2189in" svg:x="0.45in" svg:y="0.0756in"><draw:text-box><text:p>Input</text:p></draw:text-box></draw:frame></text:p>
      <text:p text:style-name="P8"/>
      <text:p text:style-name="P12"/>
      <text:p text:style-name="P71"><text:span text:style-name="T75">The source SIL program is fed as the input to the generated parser (</text:span><text:span text:style-name="T79">a.out</text:span><text:span text:style-name="T75">) </text:span><text:span text:style-name="T76">checks </text:span><text:span text:style-name="T78">whether</text:span><text:span text:style-name="T76"> the program can be derived from the </text:span><text:span text:style-name="T77">CFG specification in the </text:span><text:span text:style-name="T80">input_file.y</text:span><text:span text:style-name="T77"> file. </text:span></text:p>
      <text:p text:style-name="P18"/>
      <text:p text:style-name="P9"><text:span text:style-name="T42"><text:tab/>A parser is </text:span><text:span text:style-name="T43">a </text:span><text:span text:style-name="T42">program that </text:span><text:span text:style-name="T35">checks whether its </text:span><text:span text:style-name="T42">input </text:span><text:span text:style-name="T155">(viewed as a strem of tokens) meets</text:span><text:span text:style-name="T42"> a </text:span><text:span text:style-name="T155">given </text:span><text:span text:style-name="T42">grammar </text:span><text:span text:style-name="T56">specification</text:span><text:span text:style-name="T42">. </text:span><text:span text:style-name="T41"><text:s/></text:span><text:span text:style-name="T65">The syntax of </text:span><text:span text:style-name="T66">SIL</text:span><text:span text:style-name="T65"> can be specified by </text:span><text:span text:style-name="T67">using</text:span><text:span text:style-name="T64"> </text:span><text:span text:style-name="T71">a </text:span><text:span text:style-name="T68">Context Free Grammar.</text:span><text:span text:style-name="T67"> <text:s/></text:span><text:span text:style-name="T71">As mentioned earlier, </text:span><text:span text:style-name="T69">YACC </text:span><text:span text:style-name="T71">takes this spcification and generates a parser for SIL. <text:s/></text:span></text:p>
      <text:p text:style-name="P14"/>
      <text:p text:style-name="P13"/>
      <text:p text:style-name="P15">Example:</text:p>
      <text:p text:style-name="P15"/>
      <text:p text:style-name="P27"><text:soft-page-break/><text:span text:style-name="T44">grammar<text:tab/>:<text:tab/>variable </text:span><text:span text:style-name="T138">'</text:span><text:span text:style-name="T44">=</text:span><text:span text:style-name="T138">'</text:span><text:span text:style-name="T44"> value<text:tab/><text:tab/></text:span><text:span text:style-name="T45">{printf(“</text:span><text:span text:style-name="T48"> </text:span><text:span text:style-name="T49">end</text:span><text:span text:style-name="T48"> </text:span><text:span text:style-name="T45">”);}</text:span></text:p>
      <text:p text:style-name="P32"><text:tab/><text:tab/>;</text:p>
      <text:p text:style-name="P33"/>
      <text:p text:style-name="P28"><text:span text:style-name="T44">variable<text:tab/>:<text:tab/></text:span><text:span text:style-name="T58">'</text:span><text:span text:style-name="T44">a</text:span><text:span text:style-name="T58">'<text:tab/><text:tab/></text:span><text:span text:style-name="T44"><text:tab/><text:tab/><text:tab/></text:span><text:span text:style-name="T48">{printf(“ variable ”);</text:span><text:span text:style-name="T51">}</text:span></text:p>
      <text:p text:style-name="P35"><text:tab/><text:tab/>;</text:p>
      <text:p text:style-name="P34"/>
      <text:p text:style-name="P27"><text:span text:style-name="T44">value<text:tab/>:<text:tab/></text:span><text:span text:style-name="T58">'</text:span><text:span text:style-name="T44">0</text:span><text:span text:style-name="T58">'<text:tab/><text:tab/><text:tab/><text:tab/></text:span><text:span text:style-name="T44"><text:tab/></text:span><text:span text:style-name="T48">{printf(“ </text:span><text:span text:style-name="T49">value ”);</text:span><text:span text:style-name="T51">}</text:span></text:p>
      <text:p text:style-name="P36"><text:tab/><text:tab/>;</text:p>
      <text:p text:style-name="P34"/>
      <text:p text:style-name="P16">Sample Input/Output <text:span text:style-name="T156">(explanations will follow)</text:span>:</text:p>
      <text:p text:style-name="P16"/>
      <text:p text:style-name="P29"><text:span text:style-name="T46">I:<text:tab/>a=</text:span><text:span text:style-name="T156">0</text:span></text:p>
      <text:p text:style-name="P29"><text:span text:style-name="T46">O:<text:tab/></text:span><text:span text:style-name="T50">variable </text:span><text:span text:style-name="T52">value </text:span><text:span text:style-name="T50">end</text:span></text:p>
      <text:p text:style-name="P37"><text:s/></text:p>
      <text:p text:style-name="P81">I:<text:tab/>a=</text:p>
      <text:p text:style-name="P30"><text:span text:style-name="T47">O:<text:tab/></text:span><text:span text:style-name="T53">variable</text:span></text:p>
      <text:p text:style-name="P30"><text:span text:style-name="T53"><text:tab/>syntax error</text:span><text:span text:style-name="T47"><text:tab/></text:span></text:p>
      <text:p text:style-name="P38"/>
      <text:p text:style-name="P31"><text:span text:style-name="T54">I:<text:tab/></text:span><text:span text:style-name="T59">s</text:span><text:span text:style-name="T54">=5</text:span><text:span text:style-name="T55">$</text:span></text:p>
      <text:p text:style-name="P39">O:<text:tab/>syntax error</text:p>
      <text:p text:style-name="P17"><text:tab/></text:p>
      <text:p text:style-name="P79"><text:span text:style-name="T57">This example demonstrates the specification of </text:span><text:span text:style-name="T30">rule</text:span><text:span text:style-name="T31">s</text:span><text:span text:style-name="T57"> in YACC. </text:span><text:span text:style-name="T60"><text:s/></text:span><text:span text:style-name="T61">In this example there are </text:span><text:span text:style-name="T156">three rules</text:span><text:span text:style-name="T61">. <text:s/></text:span><text:span text:style-name="T156">Each</text:span><text:span text:style-name="T73"> rule</text:span><text:span text:style-name="T62"> </text:span><text:span text:style-name="T156">has </text:span><text:span text:style-name="T32">producton part</text:span><text:span text:style-name="T156"> and and </text:span><text:span text:style-name="T32">action part</text:span><text:span text:style-name="T156">. <text:s/>The action part consists of C statements enclosed within </text:span><text:span text:style-name="T158">a </text:span><text:span text:style-name="T156">{ </text:span><text:span text:style-name="T158">and</text:span><text:span text:style-name="T156"> }. <text:s text:c="3"/>Each production part has a </text:span><text:span text:style-name="T32">head</text:span><text:span text:style-name="T156"> and a </text:span><text:span text:style-name="T32">body</text:span><text:span text:style-name="T156"> seperated by :. <text:s text:c="2"/>For example, in the first rule above has </text:span><text:span text:style-name="T74">production </text:span><text:span text:style-name="T156">part with X as the head and Y as the body. <text:s/>The action part for the </text:span><text:span text:style-name="T157">rinting</text:span><text:span text:style-name="T156">ule is Z. <text:s/></text:span></text:p>
      <text:p text:style-name="P79"><text:span text:style-name="T32"/></text:p>
      <text:p text:style-name="P79"><text:span text:style-name="T36">The parser reads the input sequentially and tries to find a pattern match (of what is read so far) with the body part of each production. <text:s/>When </text:span><text:span text:style-name="T37">it </text:span><text:span text:style-name="T36">finds a matching production, the action part of the corresponding rule is executed. <text:s/></text:span><text:span text:style-name="T37">(This resulted in the print statements in the output of the example above). <text:s/></text:span><text:span text:style-name="T36"><text:s text:c="2"/>If the parser fails to find any matching body part, then the message </text:span><text:span text:style-name="T63">“</text:span><text:span text:style-name="T3">syntax error</text:span><text:span text:style-name="T63">” </text:span><text:span text:style-name="T72">is generated.</text:span></text:p>
      <text:p text:style-name="P50"/>
      <text:p text:style-name="P70"/>
      <text:p text:style-name="P70"/>
      <text:p text:style-name="P70"/>
      <text:p text:style-name="P70"/>
      <text:p text:style-name="P70">2<text:tab/>The structure of YACC programs</text:p>
      <text:p text:style-name="P70"><text:soft-page-break/></text:p>
      <text:p text:style-name="P10">A <text:span text:style-name="T158">YACC</text:span> program consists of three sections : Declarations, Rules and Auxiliary functions. <text:s/><text:span text:style-name="T158">(Note the similarity with the structure of LEX programs). <text:s/></text:span></text:p>
      <text:p text:style-name="P10"/>
      <text:p text:style-name="P10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1"/>
      <text:p text:style-name="P11"/>
      <text:p text:style-name="P11"/>
      <text:p text:style-name="P11"/>
      <text:p text:style-name="P11"/>
      <text:p text:style-name="P66"/>
      <text:p text:style-name="P66">2.1<text:tab/>Declarations</text:p>
      <text:p text:style-name="P66"/>
      <text:p text:style-name="P51"><text:span text:style-name="T99">The Declarations sections of a YACC program consists of two parts, </text:span><text:span text:style-name="T33">C declarations <text:s/>and YACC Declarations</text:span><text:span text:style-name="T99">.</text:span></text:p>
      <text:p text:style-name="P52"/>
      <text:p text:style-name="P76"><text:span text:style-name="T83"><text:tab/>The C Declarations are delimited by </text:span><text:span text:style-name="T97">%{</text:span><text:span text:style-name="T83"> and </text:span><text:span text:style-name="T97">%}.</text:span><text:span text:style-name="T83"> This part consists of all the declarations required for the C code written in the </text:span><text:span text:style-name="T93">Actions</text:span><text:span text:style-name="T83"> section and the</text:span><text:span text:style-name="T82"> </text:span><text:span text:style-name="T93">Auxiliary functions</text:span><text:span text:style-name="T83"> section. The contents of this section are directly copied into </text:span><text:span text:style-name="T84">the generated</text:span><text:span text:style-name="T83"> </text:span><text:span text:style-name="T81">y.tab.c </text:span><text:span text:style-name="T70">file</text:span><text:span text:style-name="T81"> </text:span><text:span text:style-name="T83">without any modification</text:span><text:span text:style-name="T81">. </text:span><text:span text:style-name="T83"><text:s/></text:span></text:p>
      <text:p text:style-name="P53"/>
      <text:p text:style-name="P54">Example:</text:p>
      <text:p text:style-name="P40"/>
      <text:p text:style-name="P40">%{</text:p>
      <text:p text:style-name="P40"/>
      <text:p text:style-name="P40">#include&lt;stdio.h&gt;</text:p>
      <text:p text:style-name="P40"/>
      <text:p text:style-name="P40">%}</text:p>
      <text:p text:style-name="P40"/>
      <text:p text:style-name="P40">%token NUM <text:span text:style-name="T139">PLUS</text:span></text:p>
      <text:p text:style-name="P40"/>
      <text:p text:style-name="P40">%%</text:p>
      <text:p text:style-name="P40"/>
      <text:p text:style-name="P40">expr<text:tab/>:<text:tab/>expr <text:span text:style-name="T140">PLUS</text:span> expr</text:p>
      <text:p text:style-name="P40"><text:tab/>|<text:tab/>NUM</text:p>
      <text:p text:style-name="P40"><text:tab/>;</text:p>
      <text:p text:style-name="P40">%%</text:p>
      <text:p text:style-name="P41"><text:tab/>/* Auxiliary functions */</text:p>
      <text:p text:style-name="P59"><text:soft-page-break/></text:p>
      <text:p text:style-name="P72"><text:span text:style-name="T85">The YACC Declarations consists of declarations of grammar </text:span><text:span text:style-name="T94">tokens</text:span><text:span text:style-name="T85">. </text:span><text:span text:style-name="T91">(hyperlink)</text:span><text:span text:style-name="T85">In the above example </text:span><text:span text:style-name="T96">NUM</text:span><text:span text:style-name="T85"> </text:span><text:span text:style-name="T89">and </text:span><text:span text:style-name="T98">PLUS</text:span><text:span text:style-name="T85"> a</text:span><text:span text:style-name="T89">re</text:span><text:span text:style-name="T85"> token</text:span><text:span text:style-name="T89">s</text:span><text:span text:style-name="T85">. </text:span><text:span text:style-name="T90">A</text:span><text:span text:style-name="T86"> token represents an input string which is obtained by calling yylex() </text:span><text:span text:style-name="T87">(To be discussed in detail later). </text:span><text:span text:style-name="T88">The tokens declared in this section are used in the Rules section. </text:span></text:p>
      <text:p text:style-name="P62"/>
      <text:p text:style-name="P67">2.2<text:tab/>Rules</text:p>
      <text:p text:style-name="P40"/>
      <text:p text:style-name="P57"><text:span text:style-name="T100">A rule in a YACC program comprises of two parts (i) the </text:span><text:span text:style-name="T101">production</text:span><text:span text:style-name="T100"> part and (ii) the action part. </text:span><text:span text:style-name="T103">The syntax of SIL is specified in this section of the YACC program in the form of CFG which consists of many productions and associated semantic actions. </text:span><text:span text:style-name="T106">A</text:span><text:span text:style-name="T104"> </text:span><text:span text:style-name="T105">rule in YACC</text:span><text:span text:style-name="T104"> is of the form:</text:span></text:p>
      <text:p text:style-name="P45"/>
      <text:p text:style-name="P45">production_head<text:tab/>:<text:tab/>production_body<text:tab/>{Action in C } ;</text:p>
      <text:p text:style-name="P19"><text:s/></text:p>
      <text:p text:style-name="P20"/>
      <text:p text:style-name="P68">2.2.1<text:tab/>Productions</text:p>
      <text:p text:style-name="P55"/>
      <text:p text:style-name="P21">Example:</text:p>
      <text:p text:style-name="P21"/>
      <text:p text:style-name="P43"><text:span text:style-name="T122">expr<text:tab/>:<text:tab/>expr </text:span><text:span text:style-name="T141">PLUS</text:span><text:span text:style-name="T122"> expr</text:span></text:p>
      <text:p text:style-name="P46"/>
      <text:p text:style-name="P56"><text:span text:style-name="T102">Each production consists of a production head and a production body. </text:span><text:span text:style-name="T107">Consider the production <text:s/></text:span><text:span text:style-name="T9">expr<text:tab/>:<text:tab/>expr </text:span><text:span text:style-name="T10">PLUS</text:span><text:span text:style-name="T9"> expr . </text:span><text:span text:style-name="T103">The </text:span><text:span text:style-name="T4">expr</text:span><text:span text:style-name="T103"> on the LHS of the</text:span><text:span text:style-name="T4"> : </text:span><text:span text:style-name="T131">in the production </text:span><text:span text:style-name="T103">is called the head of the production and the </text:span><text:span text:style-name="T4">expr </text:span><text:span text:style-name="T11">PLUS</text:span><text:span text:style-name="T4"> expr</text:span><text:span text:style-name="T103"> on the RHS of the </text:span><text:span text:style-name="T4">: </text:span><text:span text:style-name="T103">is called the body of the production. </text:span></text:p>
      <text:p text:style-name="P55"><text:span text:style-name="T123"><text:tab/>The body </text:span><text:span text:style-name="T134">of a production</text:span><text:span text:style-name="T123"> </text:span><text:span text:style-name="T136">may contain</text:span><text:span text:style-name="T123"> </text:span><text:span text:style-name="T137">zero</text:span><text:span text:style-name="T136"> or more </text:span><text:span text:style-name="T123">grammar symbols which can be </text:span><text:span text:style-name="T130">either </text:span><text:span text:style-name="T34">tokens or</text:span><text:span text:style-name="T29"> variables</text:span><text:span text:style-name="T123">. </text:span><text:span text:style-name="T12">PLUS</text:span><text:span text:style-name="T142"> is a </text:span><text:span text:style-name="T144">token </text:span><text:span text:style-name="T148">and</text:span><text:span text:style-name="T144"> </text:span><text:span text:style-name="T13">expr</text:span><text:span text:style-name="T144"> is a variable.</text:span><text:span text:style-name="T142"> </text:span><text:span text:style-name="T145">A token used in </text:span><text:span text:style-name="T146">a production</text:span><text:span text:style-name="T145"> </text:span><text:span text:style-name="T146">of a rule </text:span><text:span text:style-name="T145">must be appropriately declared in the </text:span><text:span text:style-name="T147">D</text:span><text:span text:style-name="T145">eclarations section. </text:span><text:span text:style-name="T134">The head </text:span><text:span text:style-name="T135">of a production is always a variable. </text:span><text:span text:style-name="T143">Every variable in a grammar must have a corresponding production body.</text:span></text:p>
      <text:p text:style-name="P63"/>
      <text:p text:style-name="P64"><text:tab/></text:p>
      <text:p text:style-name="P69">2.2.2<text:tab/>Actions</text:p>
      <text:p text:style-name="P58"><text:soft-page-break/></text:p>
      <text:p text:style-name="P58"><text:span text:style-name="T5">yyparse()</text:span><text:span text:style-name="T126"> is a function found in y.tab.c that is responsible for parsing through the input file. </text:span><text:span text:style-name="T124">The action corresponding to a production is </text:span><text:span text:style-name="T125">executed </text:span><text:span text:style-name="T133">by </text:span><text:span text:style-name="T7">yyparse() </text:span><text:span text:style-name="T125">only when the entire body of the production has been matched with the given input.</text:span><text:span text:style-name="T126"> </text:span><text:span text:style-name="T8">yyparse()</text:span><text:span text:style-name="T129"> contains the implementation of the push down automaton which is used to parse an given input file.</text:span><text:span text:style-name="T126"> </text:span><text:span text:style-name="T6">y</text:span><text:span text:style-name="T5">ylex()</text:span><text:span text:style-name="T126"> is invoked by </text:span><text:span text:style-name="T5">yyparse()</text:span><text:span text:style-name="T126"> to read the input file. </text:span><text:span text:style-name="T5">yylex()</text:span><text:span text:style-name="T126"> scans through </text:span><text:span text:style-name="T132">the </text:span><text:span text:style-name="T126">input file and returns</text:span><text:span text:style-name="T127"> tokens </text:span><text:span text:style-name="T128">from the input file</text:span><text:span text:style-name="T127">.</text:span><text:span text:style-name="T126"> </text:span></text:p>
      <text:p text:style-name="P23"/>
      <text:p text:style-name="P23">Example:</text:p>
      <text:p text:style-name="P23"/>
      <text:p text:style-name="P42">%{</text:p>
      <text:p text:style-name="P42"/>
      <text:p text:style-name="P42">#include&lt;stdio.h&gt;</text:p>
      <text:p text:style-name="P42"/>
      <text:p text:style-name="P42">%}</text:p>
      <text:p text:style-name="P42"/>
      <text:p text:style-name="P42">%token NUM <text:span text:style-name="T139">PLUS</text:span></text:p>
      <text:p text:style-name="P42"/>
      <text:p text:style-name="P42">%%</text:p>
      <text:p text:style-name="P42"/>
      <text:p text:style-name="P42">expr<text:tab/>:<text:tab/>expr <text:span text:style-name="T140">PLUS</text:span> expr<text:tab/><text:span text:style-name="T149">{printf(“parsing complete”);</text:span><text:span text:style-name="T150">}</text:span></text:p>
      <text:p text:style-name="P42"><text:tab/>|<text:tab/>NUM<text:tab/><text:tab/><text:tab/><text:tab/></text:p>
      <text:p text:style-name="P42"><text:tab/>;</text:p>
      <text:p text:style-name="P42">%%</text:p>
      <text:p text:style-name="P42"><text:tab/>/* Auxiliary functions */</text:p>
      <text:p text:style-name="P22"/>
      <text:p text:style-name="P60"><text:span text:style-name="T109">Note that one variable may have one </text:span><text:span text:style-name="T113">or more </text:span><text:span text:style-name="T109">production bod</text:span><text:span text:style-name="T112">ies </text:span><text:span text:style-name="T109">separated by a </text:span><text:span text:style-name="T14">| </text:span><text:span text:style-name="T108"><text:s/>. </text:span><text:span text:style-name="T110">Each production may have one action with multiple C</text:span><text:span text:style-name="T108"> </text:span><text:span text:style-name="T111">statements. In the above example the variable has two production bodies </text:span><text:span text:style-name="T15">expr PLUS expr</text:span><text:span text:style-name="T111"> and </text:span><text:span text:style-name="T15">NUM</text:span><text:span text:style-name="T111">. The first production body has an associated print action while the second does not. </text:span><text:span text:style-name="T15">yyparse()</text:span><text:span text:style-name="T111"> executes the action only when the body </text:span><text:span text:style-name="T15">expr PLUS expr</text:span><text:span text:style-name="T111"> has been matched </text:span><text:span text:style-name="T114">with the input</text:span><text:span text:style-name="T111">.</text:span></text:p>
      <text:p text:style-name="P77"/>
      <text:p text:style-name="P26">2.2.3<text:tab/>Auxiliary functions</text:p>
      <text:p text:style-name="P26"/>
      <text:p text:style-name="P61"><text:span text:style-name="T115">The Auxiliary functions section consist of a </text:span><text:span text:style-name="T16">main()</text:span><text:span text:style-name="T115"> definition. </text:span><text:span text:style-name="T116">YACC generates code for all the rules and places into the definition of </text:span><text:span text:style-name="T17">yyparse()</text:span><text:span text:style-name="T116"> in the </text:span><text:span text:style-name="T40">y.tab.c</text:span><text:span text:style-name="T116"> file. </text:span><text:soft-page-break/><text:span text:style-name="T18">yyparse()</text:span><text:span text:style-name="T117"> must be invoked in the </text:span><text:span text:style-name="T18">main()</text:span><text:span text:style-name="T117"> function's definition</text:span><text:span text:style-name="T118"> to parse the input</text:span><text:span text:style-name="T111">. </text:span></text:p>
      <text:p text:style-name="P61"><text:span text:style-name="T119">In addition to this YACC generated code, </text:span><text:span text:style-name="T120">the programmer may wish to add his own code to the </text:span><text:span text:style-name="T19">y.tab.c</text:span><text:span text:style-name="T120"> file. </text:span><text:span text:style-name="T121">The Auxiliary functions section allows the programmer to achieve this.</text:span><text:span text:style-name="T119"> </text:span></text:p>
      <text:p text:style-name="P24"/>
      <text:p text:style-name="P24">Example:</text:p>
      <text:p text:style-name="P25"/>
      <text:p text:style-name="P44">%{</text:p>
      <text:p text:style-name="P44"/>
      <text:p text:style-name="P44">#include&lt;stdio.h&gt;</text:p>
      <text:p text:style-name="P44"/>
      <text:p text:style-name="P44">%}</text:p>
      <text:p text:style-name="P44"/>
      <text:p text:style-name="P44">%token NUM <text:span text:style-name="T139">PLUS</text:span></text:p>
      <text:p text:style-name="P44"/>
      <text:p text:style-name="P44">%%</text:p>
      <text:p text:style-name="P44"/>
      <text:p text:style-name="P44">expr<text:tab/>:<text:tab/>expr <text:span text:style-name="T140">PLUS</text:span> expr<text:tab/><text:span text:style-name="T149">{</text:span><text:span text:style-name="T151">my_</text:span><text:span text:style-name="T149">print(“parsing complete”);</text:span><text:span text:style-name="T150">}</text:span></text:p>
      <text:p text:style-name="P44"><text:tab/>|<text:tab/>NUM<text:tab/><text:tab/><text:tab/><text:tab/></text:p>
      <text:p text:style-name="P44"><text:tab/>;</text:p>
      <text:p text:style-name="P44"/>
      <text:p text:style-name="P44">%%</text:p>
      <text:p text:style-name="P25"/>
      <text:p text:style-name="P75">void my_print(char* str)</text:p>
      <text:p text:style-name="P75">{</text:p>
      <text:p text:style-name="P75"><text:tab/>printf(“<text:span text:style-name="T152">Message: </text:span>%s”,str);</text:p>
      <text:p text:style-name="P75">}</text:p>
      <text:p text:style-name="P73"/>
      <text:p text:style-name="P75"><text:span text:style-name="T153">void</text:span><text:span text:style-name="T154"> yyerror()</text:span></text:p>
      <text:p text:style-name="P74">{</text:p>
      <text:p text:style-name="P74"><text:tab/>printf(“Syntax Error”);</text:p>
      <text:p text:style-name="P74">}</text:p>
      <text:p text:style-name="P48"/>
      <text:p text:style-name="P48">int main()</text:p>
      <text:p text:style-name="P48">{</text:p>
      <text:p text:style-name="P48"><text:tab/>yyparse();</text:p>
      <text:p text:style-name="P48"><text:tab/>return 1;</text:p>
      <text:p text:style-name="P48">}</text:p>
      <text:p text:style-name="P48"/>
      <text:p text:style-name="P65">Sample Input/Output:</text:p>
      <text:p text:style-name="P65"/>
      <text:p text:style-name="P49">I:<text:tab/>2+2</text:p>
      <text:p text:style-name="P49">O:<text:tab/>Message: parsing complete</text:p>
      <text:p text:style-name="P49"/>
      <text:p text:style-name="P47">I:<text:tab/>2-2</text:p>
      <text:p text:style-name="P25">O:<text:tab/>Syntax Err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3-09-12T13:53:56</dc:date>
    <meta:editing-duration>PT5H51M35S</meta:editing-duration>
    <meta:editing-cycles>242</meta:editing-cycles>
    <meta:document-statistic meta:table-count="0" meta:image-count="0" meta:object-count="0" meta:page-count="6" meta:paragraph-count="97" meta:word-count="1005" meta:character-count="5837" meta:non-whitespace-character-count="4844"/>
  </office:meta>
</office:document-meta>
</file>